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4.1cm"/>
    </style:style>
    <style:style style:name="gr2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8.25cm" fo:min-width="13.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6.15cm" fo:min-width="10.6cm"/>
    </style:style>
    <style:style style:name="gr5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5cm" fo:min-width="6cm"/>
    </style:style>
    <style:style style:name="gr6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34cm" fo:min-width="6cm"/>
    </style:style>
    <style:style style:name="gr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246cm" fo:min-width="1.1cm"/>
    </style:style>
    <style:style style:name="gr8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13.5cm"/>
    </style:style>
    <style:style style:name="gr9" style:family="graphic" style:parent-style-name="standard">
      <style:graphic-properties draw:stroke="solid" draw:stroke-dash="Ultrafine_20_Dashed" svg:stroke-color="#000000" svg:stroke-opacity="100%" draw:fill-color="#ffffff" draw:opacity="100%" draw:opacity-name="Transparency_20_4" draw:textarea-horizontal-align="justify" draw:textarea-vertical-align="middle" draw:auto-grow-height="false" fo:min-height="5.15cm" fo:min-width="6cm"/>
    </style:style>
    <style:style style:name="gr10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4.35cm" fo:min-width="23.3cm"/>
    </style:style>
    <style:style style:name="gr11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5.35cm" fo:min-width="12.95cm"/>
    </style:style>
    <style:style style:name="gr12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65cm"/>
    </style:style>
    <style:style style:name="gr13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6.575cm"/>
    </style:style>
    <style:style style:name="gr14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10.3cm"/>
    </style:style>
    <style:style style:name="gr15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4.55cm" fo:min-width="10.4cm"/>
    </style:style>
    <style:style style:name="gr16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10.2cm"/>
    </style:style>
    <style:style style:name="gr17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25.15cm" fo:min-width="12.95cm"/>
    </style:style>
    <style:style style:name="gr18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025cm"/>
    </style:style>
    <style:style style:name="gr19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2.5cm"/>
    </style:style>
    <style:style style:name="gr20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8cm"/>
    </style:style>
    <style:style style:name="gr21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5.025cm"/>
    </style:style>
    <style:style style:name="gr22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3.75cm" fo:min-width="10.4cm"/>
    </style:style>
    <style:style style:name="gr23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8.45cm" fo:min-width="19.675cm"/>
    </style:style>
    <style:style style:name="gr24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8.725cm"/>
    </style:style>
    <style:style style:name="gr25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7.413cm"/>
    </style:style>
    <style:style style:name="gr26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7.413cm"/>
    </style:style>
    <style:style style:name="gr2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15.3cm"/>
    </style:style>
    <style:style style:name="gr28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7.25cm" fo:min-width="22.5cm"/>
    </style:style>
    <style:style style:name="gr29" style:family="graphic" style:parent-style-name="objectwithoutfill">
      <style:graphic-properties draw:stroke="solid" draw:fill="none" draw:textarea-vertical-align="middle"/>
    </style:style>
    <style:style style:name="gr30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5cm" fo:min-width="5.1cm"/>
    </style:style>
    <style:style style:name="gr31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8.034cm" fo:min-width="22.5cm"/>
    </style:style>
    <style:style style:name="gr32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3cm" fo:min-width="4.777cm"/>
    </style:style>
    <style:style style:name="gr33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1cm" fo:min-width="4.768cm"/>
    </style:style>
    <style:style style:name="gr34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2.55cm" fo:min-width="3.9cm"/>
    </style:style>
    <style:style style:name="gr35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034cm" fo:min-width="3.9cm"/>
    </style:style>
    <style:style style:name="gr36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8.534cm" fo:min-width="18.087cm"/>
    </style:style>
    <style:style style:name="gr3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6.13cm" fo:min-width="4.833cm"/>
    </style:style>
    <style:style style:name="gr38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65cm" fo:min-width="18.006cm"/>
    </style:style>
    <style:style style:name="gr39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top" draw:auto-grow-height="false" fo:min-height="4.45cm" fo:min-width="3.8cm"/>
    </style:style>
    <style:style style:name="gr40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0.034cm" fo:min-width="21.977cm"/>
    </style:style>
    <style:style style:name="gr41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8.422cm" fo:min-width="8.033cm"/>
    </style:style>
    <style:style style:name="gr42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65cm" fo:min-width="21.912cm"/>
    </style:style>
    <style:style style:name="gr43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4.639cm"/>
    </style:style>
    <style:style style:name="gr44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4.638cm"/>
    </style:style>
    <style:style style:name="gr45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834cm" fo:min-width="22.01cm"/>
    </style:style>
    <style:style style:name="gr46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12.33cm"/>
    </style:style>
    <style:style style:name="gr4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9.52cm" fo:min-width="8.27cm"/>
    </style:style>
    <style:style style:name="gr48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45cm" fo:min-width="8.757cm"/>
    </style:style>
    <style:style style:name="gr49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7.945cm"/>
    </style:style>
    <style:style style:name="gr50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3.316cm"/>
    </style:style>
    <style:style style:name="gr51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3.317cm"/>
    </style:style>
    <style:style style:name="gr52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top" draw:auto-grow-height="false" fo:min-height="5.25cm" fo:min-width="3.8cm"/>
    </style:style>
    <style:style style:name="gr53" style:family="graphic" style:parent-style-name="standard">
      <style:graphic-properties draw:stroke="solid" draw:stroke-dash="Ultrafine_20_Dashed" svg:stroke-color="#000000" svg:stroke-opacity="100%" draw:fill-color="#ffffff" draw:textarea-horizontal-align="justify" draw:textarea-vertical-align="middle" draw:auto-grow-height="false" fo:min-height="0.842cm" fo:min-width="1.3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  <style:text-properties fo:font-size="30pt" style:font-size-asian="30pt" style:font-size-complex="30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loext:graphic-properties draw:opacity="0%"/>
      <style:paragraph-properties fo:text-align="center"/>
    </style:style>
    <style:style style:name="P8" style:family="paragraph">
      <loext:graphic-properties draw:fill-color="#ffffff" draw:opacity="100%" draw:opacity-name="Transparency_20_4"/>
      <style:paragraph-properties fo:text-align="center"/>
    </style:style>
    <style:style style:name="P9" style:family="paragraph">
      <loext:graphic-properties draw:fill-color="#ffffff" draw:opacity="100%" draw:opacity-name="Transparency_20_4"/>
      <style:paragraph-properties fo:text-align="center"/>
      <style:text-properties fo:font-weight="normal" style:font-weight-asian="normal" style:font-weight-complex="normal"/>
    </style:style>
    <style:style style:name="P10" style:family="paragraph">
      <style:paragraph-properties fo:text-align="end"/>
    </style:style>
    <style:style style:name="P11" style:family="paragraph">
      <loext:graphic-properties draw:fill-color="#ffffff"/>
      <style:paragraph-properties fo:text-align="end"/>
    </style:style>
    <style:style style:name="P12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Home" draw:style-name="dp1" draw:master-page-name="Default">
        <draw:custom-shape draw:style-name="gr1" draw:text-style-name="P2" draw:layer="layout" svg:width="4.6cm" svg:height="1.1cm" svg:x="4.6cm" svg:y="1.7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3.9cm" svg:height="8.5cm" svg:x="1cm" svg:y="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9cm" svg:y1="5.1cm" svg:x2="27.7cm" svg:y2="5.1cm">
          <text:p/>
        </draw:line>
        <draw:custom-shape draw:style-name="gr4" draw:text-style-name="P6" draw:layer="layout" svg:width="11.1cm" svg:height="6.4cm" svg:x="2.4cm" svg:y="7cm">
          <text:p text:style-name="P5">About Text</text:p>
          <text:p text:style-name="P5">------------------------------------------------</text:p>
          <text:p text:style-name="P5">-----------------------------------------------</text:p>
          <text:p text:style-name="P5">--------------------------------------------------</text:p>
          <text:p text:style-name="P5">--------------------------------------------------</text:p>
          <text:p text:style-name="P5">-------------------------------------------------</text:p>
          <text:p text:style-name="P1">-----------------------------------------------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5cm" svg:height="5.4cm" svg:x="2.8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3" draw:layer="layout" svg:width="13.9cm" svg:height="8.5cm" svg:x="14.8cm" svg:y="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8.7cm" svg:y1="14.5cm" svg:x2="14.8cm" svg:y2="6cm">
            <text:p/>
          </draw:line>
          <draw:line draw:style-name="gr3" draw:text-style-name="P4" draw:layer="layout" svg:x1="14.808cm" svg:y1="14.513cm" svg:x2="28.692cm" svg:y2="5.987cm">
            <text:p/>
          </draw:line>
        </draw:g>
        <draw:g>
          <draw:custom-shape draw:style-name="gr6" draw:text-style-name="P3" draw:layer="layout" svg:width="6.5cm" svg:height="5.384cm" svg:x="2.8cm" svg:y="15.50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9.3cm" svg:y1="20.892cm" svg:x2="2.8cm" svg:y2="15.508cm">
            <text:p/>
          </draw:line>
          <draw:line draw:style-name="gr3" draw:text-style-name="P4" draw:layer="layout" svg:x1="2.804cm" svg:y1="20.9cm" svg:x2="9.297cm" svg:y2="15.5cm">
            <text:p/>
          </draw:line>
        </draw:g>
        <draw:g>
          <draw:custom-shape draw:style-name="gr6" draw:text-style-name="P3" draw:layer="layout" svg:width="6.5cm" svg:height="5.384cm" svg:x="11.5cm" svg:y="15.50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18cm" svg:y1="20.892cm" svg:x2="11.5cm" svg:y2="15.508cm">
            <text:p/>
          </draw:line>
          <draw:line draw:style-name="gr3" draw:text-style-name="P4" draw:layer="layout" svg:x1="11.504cm" svg:y1="20.9cm" svg:x2="17.997cm" svg:y2="15.5cm">
            <text:p/>
          </draw:line>
        </draw:g>
        <draw:g>
          <draw:custom-shape draw:style-name="gr6" draw:text-style-name="P3" draw:layer="layout" svg:width="6.5cm" svg:height="5.384cm" svg:x="20.2cm" svg:y="15.50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6.7cm" svg:y1="20.892cm" svg:x2="20.2cm" svg:y2="15.508cm">
            <text:p/>
          </draw:line>
          <draw:line draw:style-name="gr3" draw:text-style-name="P4" draw:layer="layout" svg:x1="20.204cm" svg:y1="20.9cm" svg:x2="26.697cm" svg:y2="15.5cm">
            <text:p/>
          </draw:line>
        </draw:g>
        <draw:custom-shape draw:style-name="gr5" draw:text-style-name="P3" draw:layer="layout" svg:width="6.5cm" svg:height="5.4cm" svg:x="11.5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5cm" svg:height="5.4cm" svg:x="20.2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3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4cm" svg:y1="2.997cm" svg:x2="1.8cm" svg:y2="1.502cm">
            <text:p/>
          </draw:line>
          <draw:line draw:style-name="gr3" draw:text-style-name="P4" draw:layer="layout" svg:x1="1.801cm" svg:y1="3cm" svg:x2="3.399cm" svg:y2="1.5cm">
            <text:p/>
          </draw:line>
        </draw:g>
        <draw:custom-shape draw:style-name="gr8" draw:text-style-name="P7" draw:layer="layout" svg:width="14cm" svg:height="1.1cm" svg:x="7.659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</draw:page>
      <draw:page draw:name="Add To Site" draw:style-name="dp1" draw:master-page-name="Default">
        <draw:custom-shape draw:style-name="gr8" draw:text-style-name="P7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9cm" svg:y1="5.1cm" svg:x2="27.7cm" svg:y2="5.1cm">
          <text:p/>
        </draw:line>
        <draw:custom-shape draw:style-name="gr9" draw:text-style-name="P8" draw:layer="layout" svg:width="6.5cm" svg:height="5.4cm" svg:x="2.8cm" svg:y="11.7cm">
          <text:p text:style-name="P1"><text:span text:style-name="T2">Travel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5cm" svg:height="5.4cm" svg:x="11.5cm" svg:y="11.7cm">
          <text:p text:style-name="P1"><text:span text:style-name="T2">Holiday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5cm" svg:height="5.4cm" svg:x="20.2cm" svg:y="11.7cm">
          <text:p text:style-name="P1"><text:span text:style-name="T2">Hotel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3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4cm" svg:y1="2.997cm" svg:x2="1.8cm" svg:y2="1.502cm">
            <text:p/>
          </draw:line>
          <draw:line draw:style-name="gr3" draw:text-style-name="P4" draw:layer="layout" svg:x1="1.801cm" svg:y1="3cm" svg:x2="3.399cm" svg:y2="1.5cm">
            <text:p/>
          </draw:line>
        </draw:g>
        <draw:custom-shape draw:style-name="gr9" draw:text-style-name="P9" draw:layer="layout" svg:width="6.5cm" svg:height="5.4cm" svg:x="7.3cm" svg:y="18.7cm">
          <text:p text:style-name="P1"><text:span text:style-name="T2">City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5cm" svg:height="5.4cm" svg:x="16cm" svg:y="18.7cm">
          <text:p text:style-name="P1"><text:span text:style-name="T2">Country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3.8cm" svg:height="4.6cm" svg:x="2.95cm" svg:y="5.8cm">
          <text:p text:style-name="P5">Contribute to the site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Add and edit Travel Agent" draw:style-name="dp1" draw:master-page-name="Default">
        <draw:custom-shape draw:style-name="gr8" draw:text-style-name="P7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9cm" svg:y1="5.1cm" svg:x2="27.7cm" svg:y2="5.1cm">
          <text:p/>
        </draw:line>
        <draw:g>
          <draw:custom-shape draw:style-name="gr7" draw:text-style-name="P3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4cm" svg:y1="2.997cm" svg:x2="1.8cm" svg:y2="1.502cm">
            <text:p/>
          </draw:line>
          <draw:line draw:style-name="gr3" draw:text-style-name="P4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3" draw:layer="layout" svg:width="13.45cm" svg:height="15.6cm" svg:x="8.12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6.15cm" svg:height="1.3cm" svg:x="9.375cm" svg:y="9cm">
            <text:p text:style-name="P1">N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6.15cm" svg:height="1.3cm" svg:x="9.375cm" svg:y="12.8cm">
            <text:p text:style-name="P1">Descrip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3" draw:layer="layout" svg:width="7.075cm" svg:height="1.3cm" svg:x="8.125cm" svg:y="6.7cm">
            <text:p text:style-name="P1">New / Edit Travel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yout" svg:width="10.8cm" svg:height="1.3cm" svg:x="9.375cm" svg:y="10.3cm">
            <text:p text:style-name="P5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6" draw:layer="layout" svg:width="10.9cm" svg:height="4.8cm" svg:x="9.375cm" svg:y="14.1cm">
            <text:p text:style-name="P5">Text are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6.15cm" svg:height="1.3cm" svg:x="9.375cm" svg:y="19.9cm">
            <text:p text:style-name="P1">Logo UR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6" draw:layer="layout" svg:width="10.7cm" svg:height="1.3cm" svg:x="9.375cm" svg:y="21.2cm">
            <text:p text:style-name="P5">Text input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Add Hotel" draw:style-name="dp1" draw:master-page-name="Default">
        <draw:custom-shape draw:style-name="gr8" draw:text-style-name="P7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9cm" svg:y1="5.1cm" svg:x2="27.7cm" svg:y2="5.1cm">
          <text:p/>
        </draw:line>
        <draw:g>
          <draw:custom-shape draw:style-name="gr7" draw:text-style-name="P3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4cm" svg:y1="2.997cm" svg:x2="1.8cm" svg:y2="1.502cm">
            <text:p/>
          </draw:line>
          <draw:line draw:style-name="gr3" draw:text-style-name="P4" draw:layer="layout" svg:x1="1.801cm" svg:y1="3cm" svg:x2="3.399cm" svg:y2="1.5cm">
            <text:p/>
          </draw:line>
        </draw:g>
        <draw:g>
          <draw:custom-shape draw:style-name="gr17" draw:text-style-name="P3" draw:layer="layout" svg:width="13.45cm" svg:height="25.4cm" svg:x="8.12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6.15cm" svg:height="1.3cm" svg:x="9.375cm" svg:y="9cm">
            <text:p text:style-name="P1">N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6.15cm" svg:height="1.3cm" svg:x="9.375cm" svg:y="14.4cm">
            <text:p text:style-name="P1">Descrip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6.15cm" svg:height="1.3cm" svg:x="8.125cm" svg:y="6.7cm">
            <text:p text:style-name="P1">New / Edit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yout" svg:width="10.8cm" svg:height="1.3cm" svg:x="9.375cm" svg:y="10.3cm">
            <text:p text:style-name="P5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6" draw:layer="layout" svg:width="10.9cm" svg:height="4.8cm" svg:x="9.375cm" svg:y="15.7cm">
            <text:p text:style-name="P5">Text are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" draw:layer="layout" svg:width="5.525cm" svg:height="1.3cm" svg:x="9.375cm" svg:y="21.5cm">
            <text:p text:style-name="P1">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3" draw:layer="layout" svg:width="3cm" svg:height="1.3cm" svg:x="9.375cm" svg:y="12.3cm">
            <text:p text:style-name="P1">Star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6" draw:layer="layout" svg:width="6.3cm" svg:height="1.3cm" svg:x="12.375cm" svg:y="12.3cm">
            <text:p text:style-name="P5">Radio buttons 1-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6.15cm" svg:height="1.3cm" svg:x="9.375cm" svg:y="23.7cm">
            <text:p text:style-name="P1">Logo UR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6" draw:layer="layout" svg:width="10.7cm" svg:height="1.3cm" svg:x="9.375cm" svg:y="25cm">
            <text:p text:style-name="P5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3" draw:layer="layout" svg:width="5.525cm" svg:height="1.3cm" svg:x="14.875cm" svg:y="21.5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3" draw:layer="layout" svg:width="10.9cm" svg:height="4cm" svg:x="9.375cm" svg:y="28.5cm">
            <text:p text:style-name="P1">Multiple check boxe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6.15cm" svg:height="1.3cm" svg:x="9.375cm" svg:y="27.2cm">
            <text:p text:style-name="P1">Service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Add new holiday" draw:style-name="dp1" draw:master-page-name="Default">
        <draw:custom-shape draw:style-name="gr8" draw:text-style-name="P7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9cm" svg:y1="5.1cm" svg:x2="27.7cm" svg:y2="5.1cm">
          <text:p/>
        </draw:line>
        <draw:g>
          <draw:custom-shape draw:style-name="gr7" draw:text-style-name="P3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4cm" svg:y1="2.997cm" svg:x2="1.8cm" svg:y2="1.502cm">
            <text:p/>
          </draw:line>
          <draw:line draw:style-name="gr3" draw:text-style-name="P4" draw:layer="layout" svg:x1="1.801cm" svg:y1="3cm" svg:x2="3.399cm" svg:y2="1.5cm">
            <text:p/>
          </draw:line>
        </draw:g>
        <draw:g>
          <draw:custom-shape draw:style-name="gr23" draw:text-style-name="P3" draw:layer="layout" svg:width="20.175cm" svg:height="18.7cm" svg:x="4.763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3" draw:layer="layout" svg:width="9.225cm" svg:height="1.3cm" svg:x="4.763cm" svg:y="6.7cm">
            <text:p text:style-name="P1">New / Edit Holida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" draw:layer="layout" svg:width="7.913cm" svg:height="1.3cm" svg:x="14.925cm" svg:y="9.6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7.913cm" svg:height="1.3cm" svg:x="6.975cm" svg:y="9.6cm">
            <text:p text:style-name="P1">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" draw:layer="layout" svg:width="7.913cm" svg:height="1.3cm" svg:x="14.925cm" svg:y="12.1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7.913cm" svg:height="1.3cm" svg:x="6.975cm" svg:y="12.1cm">
            <text:p text:style-name="P1">Travel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" draw:layer="layout" svg:width="7.913cm" svg:height="1.3cm" svg:x="14.925cm" svg:y="14.6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7.913cm" svg:height="1.3cm" svg:x="6.975cm" svg:y="14.6cm">
            <text:p text:style-name="P1">Cost Per Nigh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" draw:layer="layout" svg:width="7.913cm" svg:height="1.3cm" svg:x="14.925cm" svg:y="24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7.913cm" svg:height="1.3cm" svg:x="6.975cm" svg:y="24cm">
            <text:p text:style-name="P1">Total night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" draw:layer="layout" svg:width="7.913cm" svg:height="1.3cm" svg:x="14.925cm" svg:y="17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7.913cm" svg:height="1.3cm" svg:x="6.975cm" svg:y="17cm">
            <text:p text:style-name="P1">Percentage Off With Dea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" draw:layer="layout" svg:width="7.913cm" svg:height="1.3cm" svg:x="14.925cm" svg:y="19.3cm">
            <text:p text:style-name="P1">Date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7.913cm" svg:height="1.3cm" svg:x="6.975cm" svg:y="19.3cm">
            <text:p text:style-name="P1">Deal availability start dat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" draw:layer="layout" svg:width="7.913cm" svg:height="1.3cm" svg:x="14.925cm" svg:y="21.7cm">
            <text:p text:style-name="P1">Date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7.913cm" svg:height="1.3cm" svg:x="6.975cm" svg:y="21.7cm">
            <text:p text:style-name="P1">Deal availability end dat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view travel agents" draw:style-name="dp1" draw:master-page-name="Default">
        <draw:custom-shape draw:style-name="gr8" draw:text-style-name="P7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9cm" svg:y1="5.1cm" svg:x2="27.7cm" svg:y2="5.1cm">
          <text:p/>
        </draw:line>
        <draw:g>
          <draw:custom-shape draw:style-name="gr7" draw:text-style-name="P3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4cm" svg:y1="2.997cm" svg:x2="1.8cm" svg:y2="1.502cm">
            <text:p/>
          </draw:line>
          <draw:line draw:style-name="gr3" draw:text-style-name="P4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5.8cm" svg:height="1.092cm" svg:x="7cm" svg:y="30.6cm">
          <text:p text:style-name="P1">Repeat for all travel agent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8" draw:text-style-name="P6" draw:layer="layout" svg:width="23cm" svg:height="7.5cm" svg:x="3.4cm" svg:y="6.3cm">
            <text:p text:style-name="P5"><text:s text:c="39"/>Travel agent name</text:p>
            <text:p text:style-name="P5"><text:s text:c="39"/>Description ----------------------------------------------------------</text:p>
            <text:p text:style-name="P5"><text:s text:c="39"/>--------------------------------------------------------------------------</text:p>
            <text:p text:style-name="P5"><text:s text:c="39"/>--------------------------------------------------------------------------</text:p>
            <text:p text:style-name="P5"><text:s text:c="39"/>--------------------------------------------------------------------------</text:p>
            <text:p text:style-name="P5"><text:s text:c="39"/>--------------------------------------------------------------------------</text:p>
            <text:p text:style-name="P5"><text:s text:c="39"/>--------------------------------------------------------------------------</text:p>
            <text:p text:style-name="P5">--------------------------------------------------------------------------------------------------------</text:p>
            <text:p text:style-name="P5">--------------------------------------------------------------------------------------------------------</text:p>
            <text:p text:style-name="P5">--------------------------------------------------------------------------------------------------------</text:p>
            <draw:enhanced-geometry svg:viewBox="0 0 21600 21600" draw:type="rectangle" draw:enhanced-path="M 0 0 L 21600 0 21600 21600 0 21600 0 0 Z N"/>
          </draw:custom-shape>
          <draw:g>
            <draw:custom-shape draw:style-name="gr6" draw:text-style-name="P3" draw:layer="layout" svg:width="6.5cm" svg:height="5.384cm" svg:x="3.45cm" svg:y="6.308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4" draw:layer="layout" svg:x1="9.95cm" svg:y1="11.692cm" svg:x2="3.45cm" svg:y2="6.308cm">
              <text:p/>
            </draw:line>
            <draw:line draw:style-name="gr3" draw:text-style-name="P4" draw:layer="layout" svg:x1="3.454cm" svg:y1="11.7cm" svg:x2="9.947cm" svg:y2="6.3cm">
              <text:p/>
            </draw:line>
          </draw:g>
          <draw:line draw:style-name="gr29" draw:text-style-name="P4" draw:layer="layout" svg:x1="1.95cm" svg:y1="15.7cm" svg:x2="27.75cm" svg:y2="15.7cm">
            <text:p/>
          </draw:line>
          <draw:custom-shape draw:style-name="gr30" draw:text-style-name="P6" draw:layer="layout" svg:width="5.6cm" svg:height="1.1cm" svg:x="3.5cm" svg:y="14.1cm">
            <text:p text:style-name="P5">View travel agent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8" draw:text-style-name="P6" draw:layer="layout" svg:width="23cm" svg:height="7.5cm" svg:x="3.4cm" svg:y="17cm">
            <text:p text:style-name="P5"><text:s text:c="39"/>Travel agent name</text:p>
            <text:p text:style-name="P5"><text:s text:c="39"/>Description ----------------------------------------------------------</text:p>
            <text:p text:style-name="P5"><text:s text:c="39"/>--------------------------------------------------------------------------</text:p>
            <text:p text:style-name="P5"><text:s text:c="39"/>--------------------------------------------------------------------------</text:p>
            <text:p text:style-name="P5"><text:s text:c="39"/>--------------------------------------------------------------------------</text:p>
            <text:p text:style-name="P5"><text:s text:c="39"/>--------------------------------------------------------------------------</text:p>
            <text:p text:style-name="P5"><text:s text:c="39"/>--------------------------------------------------------------------------</text:p>
            <text:p text:style-name="P5">--------------------------------------------------------------------------------------------------------</text:p>
            <text:p text:style-name="P5">--------------------------------------------------------------------------------------------------------</text:p>
            <text:p text:style-name="P5">--------------------------------------------------------------------------------------------------------</text:p>
            <draw:enhanced-geometry svg:viewBox="0 0 21600 21600" draw:type="rectangle" draw:enhanced-path="M 0 0 L 21600 0 21600 21600 0 21600 0 0 Z N"/>
          </draw:custom-shape>
          <draw:g>
            <draw:custom-shape draw:style-name="gr6" draw:text-style-name="P3" draw:layer="layout" svg:width="6.5cm" svg:height="5.384cm" svg:x="3.45cm" svg:y="17.008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4" draw:layer="layout" svg:x1="9.95cm" svg:y1="22.392cm" svg:x2="3.45cm" svg:y2="17.008cm">
              <text:p/>
            </draw:line>
            <draw:line draw:style-name="gr3" draw:text-style-name="P4" draw:layer="layout" svg:x1="3.454cm" svg:y1="22.4cm" svg:x2="9.947cm" svg:y2="17cm">
              <text:p/>
            </draw:line>
          </draw:g>
          <draw:line draw:style-name="gr29" draw:text-style-name="P4" draw:layer="layout" svg:x1="1.95cm" svg:y1="26.4cm" svg:x2="27.75cm" svg:y2="26.4cm">
            <text:p/>
          </draw:line>
          <draw:custom-shape draw:style-name="gr30" draw:text-style-name="P6" draw:layer="layout" svg:width="5.6cm" svg:height="1.1cm" svg:x="3.5cm" svg:y="24.8cm">
            <text:p text:style-name="P5">View travel agent</text:p>
            <draw:enhanced-geometry svg:viewBox="0 0 21600 21600" draw:type="rectangle" draw:enhanced-path="M 0 0 L 21600 0 21600 21600 0 21600 0 0 Z N"/>
          </draw:custom-shape>
        </draw:g>
      </draw:page>
      <draw:page draw:name="Show Travel Agent" draw:style-name="dp1" draw:master-page-name="Default">
        <draw:custom-shape draw:style-name="gr8" draw:text-style-name="P7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9cm" svg:y1="5.1cm" svg:x2="27.7cm" svg:y2="5.1cm">
          <text:p/>
        </draw:line>
        <draw:g>
          <draw:custom-shape draw:style-name="gr7" draw:text-style-name="P3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4cm" svg:y1="2.997cm" svg:x2="1.8cm" svg:y2="1.502cm">
            <text:p/>
          </draw:line>
          <draw:line draw:style-name="gr3" draw:text-style-name="P4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3" draw:layer="layout" svg:width="6.5cm" svg:height="5.384cm" svg:x="3.45cm" svg:y="6.30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9.95cm" svg:y1="11.692cm" svg:x2="3.45cm" svg:y2="6.308cm">
            <text:p/>
          </draw:line>
          <draw:line draw:style-name="gr3" draw:text-style-name="P4" draw:layer="layout" svg:x1="3.454cm" svg:y1="11.7cm" svg:x2="9.947cm" svg:y2="6.3cm">
            <text:p/>
          </draw:line>
        </draw:g>
        <draw:custom-shape draw:style-name="gr31" draw:text-style-name="P6" draw:layer="layout" svg:width="23cm" svg:height="8.284cm" svg:x="3.6cm" svg:y="12.416cm">
          <text:p text:style-name="P5">Travel agent name</text:p>
          <text:p text:style-name="P5">Description -------------------------------------------------------------------------------------------</text:p>
          <text:p text:style-name="P5">--------------------------------------------------------------------------------------------------------</text:p>
          <text:p text:style-name="P5">--------------------------------------------------------------------------------------------------------</text:p>
          <text:p text:style-name="P5">--------------------------------------------------------------------------------------------------------</text:p>
          <text:p text:style-name="P5">--------------------------------------------------------------------------------------------------------</text:p>
          <text:p text:style-name="P5">--------------------------------------------------------------------------------------------------------</text:p>
          <text:p text:style-name="P5">--------------------------------------------------------------------------------------------------------</text:p>
          <text:p text:style-name="P5">--------------------------------------------------------------------------------------------------------</text:p>
          <text:p text:style-name="P5">--------------------------------------------------------------------------------------------------------</text:p>
          <text:p text:style-name="P5">--------------------------------------------------------------------------------------------------------</text:p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5.277cm" svg:height="1.093cm" svg:x="15.25cm" svg:y="8.208cm">
          <text:p text:style-name="P1">All Holiday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" draw:layer="layout" svg:width="5.268cm" svg:height="1.091cm" svg:x="15.25cm" svg:y="9.909cm">
          <text:p text:style-name="P1">By Cit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" draw:layer="layout" svg:width="5.268cm" svg:height="1.091cm" svg:x="21.082cm" svg:y="8.2cm">
          <text:p text:style-name="P1">By Hot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" draw:layer="layout" svg:width="5.268cm" svg:height="1.091cm" svg:x="21.073cm" svg:y="9.909cm">
          <text:p text:style-name="P1">By Count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draw:layer="layout" svg:width="15.8cm" svg:height="1.092cm" svg:x="10.55cm" svg:y="6.408cm">
          <text:p text:style-name="P1">View offers from &lt;agent name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" draw:layer="layout" svg:width="4.4cm" svg:height="2.8cm" svg:x="10.45cm" svg:y="8.2cm">
          <text:p text:style-name="P1">Deals</text:p>
          <text:p text:style-name="P1">Availab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4.4cm" svg:height="1.284cm" svg:x="22.2cm" svg:y="21.416cm">
          <text:p text:style-name="P10">Edit <text:s text:c="2"/>Delete</text:p>
          <draw:enhanced-geometry svg:viewBox="0 0 21600 21600" draw:type="rectangle" draw:enhanced-path="M 0 0 L 21600 0 21600 21600 0 21600 0 0 Z N"/>
        </draw:custom-shape>
      </draw:page>
      <draw:page draw:name="view hotels" draw:style-name="dp1" draw:master-page-name="Default">
        <draw:custom-shape draw:style-name="gr8" draw:text-style-name="P7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9cm" svg:y1="5.1cm" svg:x2="27.7cm" svg:y2="5.1cm">
          <text:p/>
        </draw:line>
        <draw:g>
          <draw:custom-shape draw:style-name="gr7" draw:text-style-name="P3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4cm" svg:y1="2.997cm" svg:x2="1.8cm" svg:y2="1.502cm">
            <text:p/>
          </draw:line>
          <draw:line draw:style-name="gr3" draw:text-style-name="P4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5.8cm" svg:height="1.092cm" svg:x="7cm" svg:y="26.9cm">
          <text:p text:style-name="P1">Repeat for all hotel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6" draw:text-style-name="P6" draw:layer="layout" svg:width="18.587cm" svg:height="8.784cm" svg:x="7.91cm" svg:y="8.916cm">
            <text:p text:style-name="P5">Description</text:p>
            <text:p text:style-name="P5">------------------------------------------------------------</text:p>
            <text:p text:style-name="P5">----------------------------------------------------------</text:p>
            <text:p text:style-name="P5">---------------------------------------------------------</text:p>
            <text:p text:style-name="P5">----------------------------------------------------------</text:p>
            <text:p text:style-name="P5">-----------------------------------------------------------</text:p>
            <text:p text:style-name="P5">-----------------------------------------------------------</text:p>
            <text:p text:style-name="P5">------------------------------------------------------------</text:p>
            <text:p text:style-name="P5">-----------------------------------------------------------</text:p>
            <text:p text:style-name="P5">-----------------------------------------------------------------------------------</text:p>
            <text:p text:style-name="P5">------------------------------------------------------------------------------------</text:p>
            <draw:enhanced-geometry svg:viewBox="0 0 21600 21600" draw:type="rectangle" draw:enhanced-path="M 0 0 L 21600 0 21600 21600 0 21600 0 0 Z N"/>
          </draw:custom-shape>
          <draw:g>
            <draw:custom-shape draw:style-name="gr37" draw:text-style-name="P3" draw:layer="layout" svg:width="5.333cm" svg:height="6.38cm" svg:x="21.164cm" svg:y="8.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4" draw:layer="layout" svg:x1="26.498cm" svg:y1="15.29cm" svg:x2="21.164cm" svg:y2="8.909cm">
              <text:p/>
            </draw:line>
            <draw:line draw:style-name="gr3" draw:text-style-name="P4" draw:layer="layout" svg:x1="21.167cm" svg:y1="15.3cm" svg:x2="26.495cm" svg:y2="8.9cm">
              <text:p/>
            </draw:line>
          </draw:g>
          <draw:line draw:style-name="gr29" draw:text-style-name="P4" draw:layer="layout" svg:x1="6.9cm" svg:y1="19.1cm" svg:x2="27.75cm" svg:y2="19.1cm">
            <text:p/>
          </draw:line>
          <draw:custom-shape draw:style-name="gr38" draw:text-style-name="P3" draw:layer="layout" svg:width="18.506cm" svg:height="1.9cm" svg:x="7.991cm" svg:y="6.5cm">
            <text:p text:style-name="P1">Hotel Name (stars)</text:p>
            <text:p text:style-name="P1">City <text:s/>- <text:s/>Country 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9" draw:text-style-name="P6" draw:layer="layout" svg:width="4.3cm" svg:height="4.7cm" svg:x="1.8cm" svg:y="6.5cm">
          <text:p text:style-name="P5">Sort By:</text:p>
          <text:p text:style-name="P5">Hotel Name</text:p>
          <text:p text:style-name="P5">City</text:p>
          <text:p text:style-name="P5">Country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Show Hotel" draw:style-name="dp1" draw:master-page-name="Default">
        <draw:custom-shape draw:style-name="gr8" draw:text-style-name="P7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9cm" svg:y1="5.1cm" svg:x2="27.7cm" svg:y2="5.1cm">
          <text:p/>
        </draw:line>
        <draw:g>
          <draw:custom-shape draw:style-name="gr7" draw:text-style-name="P3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4cm" svg:y1="2.997cm" svg:x2="1.8cm" svg:y2="1.502cm">
            <text:p/>
          </draw:line>
          <draw:line draw:style-name="gr3" draw:text-style-name="P4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</text:span><text:span text:style-name="T1">iki </text:span><text:span text:style-name="T1">H</text:span><text:span text:style-name="T1">oli</text:span><text:span text:style-name="T1">d</text:span><text:span text:style-name="T1">a</text:span><text:span text:style-name="T1">y</text:span></text:p>
          <draw:enhanced-geometry svg:viewBox="0 0 21600 21600" draw:type="rectangle" draw:enhanced-path="M 0 0 L 21600 0 21600 21600 0 21600 0 0 Z N"/>
        </draw:custom-shape>
        <draw:g>
          <draw:custom-shape draw:style-name="gr40" draw:text-style-name="P6" draw:layer="layout" svg:width="22.477cm" svg:height="10.284cm" svg:x="3.723cm" svg:y="11.016cm">
            <text:p text:style-name="P5">Description</text:p>
            <text:p text:style-name="P5">------------------------------------------------------------</text:p>
            <text:p text:style-name="P5">----------------------------------------------------------</text:p>
            <text:p text:style-name="P5">---------------------------------------------------------</text:p>
            <text:p text:style-name="P5">----------------------------------------------------------</text:p>
            <text:p text:style-name="P5">-----------------------------------------------------------</text:p>
            <text:p text:style-name="P5">-----------------------------------------------------------</text:p>
            <text:p text:style-name="P5">------------------------------------------------------------</text:p>
            <text:p text:style-name="P5">-----------------------------------------------------------</text:p>
            <text:p text:style-name="P5">----------------------------------------------------------</text:p>
            <text:p text:style-name="P5">----------------------------------------------------------</text:p>
            <text:p text:style-name="P5">----------------------------------------------------------</text:p>
            <text:p text:style-name="P5">-----------------------------------------------------------------------------------</text:p>
            <text:p text:style-name="P5">------------------------------------------------------------------------------------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1" draw:text-style-name="P3" draw:layer="layout" svg:width="8.533cm" svg:height="8.672cm" svg:x="17.7cm" svg:y="11.0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4" draw:layer="layout" svg:x1="26.234cm" svg:y1="19.686cm" svg:x2="17.7cm" svg:y2="11.012cm">
              <text:p/>
            </draw:line>
            <draw:line draw:style-name="gr3" draw:text-style-name="P4" draw:layer="layout" svg:x1="17.705cm" svg:y1="19.7cm" svg:x2="26.229cm" svg:y2="11cm">
              <text:p/>
            </draw:line>
          </draw:g>
          <draw:custom-shape draw:style-name="gr42" draw:text-style-name="P3" draw:layer="layout" svg:width="22.412cm" svg:height="1.9cm" svg:x="3.821cm" svg:y="6.5cm">
            <text:p text:style-name="P1">Hotel Name (stars)</text:p>
            <text:p text:style-name="P1">City <text:s/>- <text:s/>Country 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3" draw:layer="layout" svg:width="5.139cm" svg:height="1.092cm" svg:x="9.162cm" svg:y="9.1cm">
            <text:p text:style-name="P1">View Holiday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3" draw:layer="layout" svg:width="5.138cm" svg:height="1.092cm" svg:x="15.285cm" svg:y="9.1cm">
            <text:p text:style-name="P1">View Deal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6" draw:layer="layout" svg:width="22.51cm" svg:height="2.084cm" svg:x="3.723cm" svg:y="22.116cm">
            <text:p text:style-name="P5">Services -------------------------------------------------------------------------</text:p>
            <draw:enhanced-geometry svg:viewBox="0 0 21600 21600" draw:type="rectangle" draw:enhanced-path="M 0 0 L 21600 0 21600 21600 0 21600 0 0 Z N"/>
          </draw:custom-shape>
        </draw:g>
        <draw:custom-shape draw:style-name="gr35" draw:text-style-name="P11" draw:layer="layout" svg:width="4.4cm" svg:height="1.284cm" svg:x="21.9cm" svg:y="24.816cm">
          <text:p text:style-name="P10">Edit <text:s text:c="2"/>Delete</text:p>
          <draw:enhanced-geometry svg:viewBox="0 0 21600 21600" draw:type="rectangle" draw:enhanced-path="M 0 0 L 21600 0 21600 21600 0 21600 0 0 Z N"/>
        </draw:custom-shape>
      </draw:page>
      <draw:page draw:name="view holidays" draw:style-name="dp1" draw:master-page-name="Default">
        <draw:custom-shape draw:style-name="gr8" draw:text-style-name="P7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9cm" svg:y1="5.1cm" svg:x2="27.7cm" svg:y2="5.1cm">
          <text:p/>
        </draw:line>
        <draw:g>
          <draw:custom-shape draw:style-name="gr7" draw:text-style-name="P3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4cm" svg:y1="2.997cm" svg:x2="1.8cm" svg:y2="1.502cm">
            <text:p/>
          </draw:line>
          <draw:line draw:style-name="gr3" draw:text-style-name="P4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12.83cm" svg:height="1.092cm" svg:x="10.901cm" svg:y="31.3cm">
          <text:p text:style-name="P1">Repeat for all holiday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47" draw:text-style-name="P3" draw:layer="layout" svg:width="8.77cm" svg:height="9.77cm" svg:x="7.896cm" svg:y="6.515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4" draw:layer="layout" svg:x1="16.666cm" svg:y1="16.286cm" svg:x2="7.896cm" svg:y2="6.515cm">
              <text:p/>
            </draw:line>
            <draw:line draw:style-name="gr3" draw:text-style-name="P4" draw:layer="layout" svg:x1="7.902cm" svg:y1="16.3cm" svg:x2="16.662cm" svg:y2="6.5cm">
              <text:p/>
            </draw:line>
          </draw:g>
          <draw:line draw:style-name="gr29" draw:text-style-name="P4" draw:layer="layout" svg:x1="6.8cm" svg:y1="17.8cm" svg:x2="27.75cm" svg:y2="17.8cm">
            <text:p/>
          </draw:line>
          <draw:custom-shape draw:style-name="gr48" draw:text-style-name="P12" draw:layer="layout" svg:width="9.257cm" svg:height="1.7cm" svg:x="17.397cm" svg:y="6.6cm">
            <text:p text:style-name="P1">Hotel Name: (stars)</text:p>
            <text:p text:style-name="P1">City -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3" draw:layer="layout" svg:width="8.445cm" svg:height="1.092cm" svg:x="17.803cm" svg:y="9cm">
            <text:p text:style-name="P1">Price: £000.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3" draw:layer="layout" svg:width="8.445cm" svg:height="1.092cm" svg:x="17.803cm" svg:y="10.7cm">
            <text:p text:style-name="P1">Deal: 10% Off!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3" draw:layer="layout" svg:width="3.816cm" svg:height="1.092cm" svg:x="17.803cm" svg:y="13.7cm">
            <text:p text:style-name="P1">View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3" draw:layer="layout" svg:width="3.817cm" svg:height="1.092cm" svg:x="22.431cm" svg:y="13.7cm">
            <text:p text:style-name="P1">View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3" draw:layer="layout" svg:width="3.816cm" svg:height="1.092cm" svg:x="17.803cm" svg:y="15.2cm">
            <text:p text:style-name="P1">View 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3" draw:layer="layout" svg:width="3.817cm" svg:height="1.092cm" svg:x="22.431cm" svg:y="15.2cm">
            <text:p text:style-name="P1">View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3" draw:layer="layout" svg:width="8.445cm" svg:height="1.092cm" svg:x="17.803cm" svg:y="12.2cm">
            <text:p text:style-name="P1">Number of night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2" draw:text-style-name="P6" draw:layer="layout" svg:width="4.3cm" svg:height="5.5cm" svg:x="1.8cm" svg:y="6.5cm">
          <text:p text:style-name="P5">Sort By:</text:p>
          <text:p text:style-name="P5">Price</text:p>
          <text:p text:style-name="P5">Hotel </text:p>
          <text:p text:style-name="P5">Deals</text:p>
          <text:p text:style-name="P5">night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47" draw:text-style-name="P3" draw:layer="layout" svg:width="8.77cm" svg:height="9.77cm" svg:x="7.896cm" svg:y="19.015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4" draw:layer="layout" svg:x1="16.666cm" svg:y1="28.786cm" svg:x2="7.896cm" svg:y2="19.015cm">
              <text:p/>
            </draw:line>
            <draw:line draw:style-name="gr3" draw:text-style-name="P4" draw:layer="layout" svg:x1="7.902cm" svg:y1="28.8cm" svg:x2="16.662cm" svg:y2="19cm">
              <text:p/>
            </draw:line>
          </draw:g>
          <draw:line draw:style-name="gr29" draw:text-style-name="P4" draw:layer="layout" svg:x1="6.8cm" svg:y1="30.3cm" svg:x2="27.75cm" svg:y2="30.3cm">
            <text:p/>
          </draw:line>
          <draw:custom-shape draw:style-name="gr48" draw:text-style-name="P12" draw:layer="layout" svg:width="9.257cm" svg:height="1.7cm" svg:x="17.397cm" svg:y="19.1cm">
            <text:p text:style-name="P1">Hotel Name: (stars)</text:p>
            <text:p text:style-name="P1">City -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3" draw:layer="layout" svg:width="8.445cm" svg:height="1.092cm" svg:x="17.803cm" svg:y="21.5cm">
            <text:p text:style-name="P1">Price: £000.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3" draw:layer="layout" svg:width="8.445cm" svg:height="1.092cm" svg:x="17.803cm" svg:y="23.2cm">
            <text:p text:style-name="P1">Deal: 10% Off!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3" draw:layer="layout" svg:width="3.816cm" svg:height="1.092cm" svg:x="17.803cm" svg:y="26.2cm">
            <text:p text:style-name="P1">View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3" draw:layer="layout" svg:width="3.817cm" svg:height="1.092cm" svg:x="22.431cm" svg:y="26.2cm">
            <text:p text:style-name="P1">View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3" draw:layer="layout" svg:width="3.816cm" svg:height="1.092cm" svg:x="17.803cm" svg:y="27.7cm">
            <text:p text:style-name="P1">View 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3" draw:layer="layout" svg:width="3.817cm" svg:height="1.092cm" svg:x="22.431cm" svg:y="27.7cm">
            <text:p text:style-name="P1">View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3" draw:layer="layout" svg:width="8.445cm" svg:height="1.092cm" svg:x="17.803cm" svg:y="24.7cm">
            <text:p text:style-name="P1">Number of night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3" draw:text-style-name="P3" draw:layer="layout" svg:width="1.8cm" svg:height="1.092cm" svg:x="2cm" svg:y="10.408cm">
          <text:p text:style-name="P1">Go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Deals page" draw:style-name="dp1" draw:master-page-name="Default">
        <draw:custom-shape draw:style-name="gr8" draw:text-style-name="P7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/><text:s text:c="2"/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9cm" svg:y1="5.1cm" svg:x2="27.7cm" svg:y2="5.1cm">
          <text:p/>
        </draw:line>
        <draw:g>
          <draw:custom-shape draw:style-name="gr7" draw:text-style-name="P3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4cm" svg:y1="2.997cm" svg:x2="1.8cm" svg:y2="1.502cm">
            <text:p/>
          </draw:line>
          <draw:line draw:style-name="gr3" draw:text-style-name="P4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12.83cm" svg:height="1.092cm" svg:x="10.901cm" svg:y="31.3cm">
          <text:p text:style-name="P1">Repeat for all Deal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47" draw:text-style-name="P3" draw:layer="layout" svg:width="8.77cm" svg:height="9.77cm" svg:x="7.896cm" svg:y="6.515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4" draw:layer="layout" svg:x1="16.666cm" svg:y1="16.286cm" svg:x2="7.896cm" svg:y2="6.515cm">
              <text:p/>
            </draw:line>
            <draw:line draw:style-name="gr3" draw:text-style-name="P4" draw:layer="layout" svg:x1="7.902cm" svg:y1="16.3cm" svg:x2="16.662cm" svg:y2="6.5cm">
              <text:p/>
            </draw:line>
          </draw:g>
          <draw:line draw:style-name="gr29" draw:text-style-name="P4" draw:layer="layout" svg:x1="6.8cm" svg:y1="17.8cm" svg:x2="27.75cm" svg:y2="17.8cm">
            <text:p/>
          </draw:line>
          <draw:custom-shape draw:style-name="gr48" draw:text-style-name="P12" draw:layer="layout" svg:width="9.257cm" svg:height="1.7cm" svg:x="17.397cm" svg:y="6.6cm">
            <text:p text:style-name="P1">Hotel Name: (stars)</text:p>
            <text:p text:style-name="P1">City -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3" draw:layer="layout" svg:width="8.445cm" svg:height="1.092cm" svg:x="17.803cm" svg:y="9cm">
            <text:p text:style-name="P1">Price: £000.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3" draw:layer="layout" svg:width="8.445cm" svg:height="1.092cm" svg:x="17.803cm" svg:y="10.7cm">
            <text:p text:style-name="P1">Deal: 10% Off!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3" draw:layer="layout" svg:width="8.445cm" svg:height="1.092cm" svg:x="17.803cm" svg:y="12.2cm">
            <text:p text:style-name="P1">Number of night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3" draw:layer="layout" svg:width="8.445cm" svg:height="1.092cm" svg:x="17.803cm" svg:y="13.8cm">
            <text:p text:style-name="P1">Deal Available from: 00/00/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3" draw:layer="layout" svg:width="8.445cm" svg:height="1.092cm" svg:x="17.803cm" svg:y="15.2cm">
            <text:p text:style-name="P1">Deal Available till: 00/00/00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9" draw:text-style-name="P6" draw:layer="layout" svg:width="4.3cm" svg:height="4.7cm" svg:x="1.8cm" svg:y="6.5cm">
          <text:p text:style-name="P5">Sort By:</text:p>
          <text:p text:style-name="P5">Price </text:p>
          <text:p text:style-name="P5">Nights</text:p>
          <text:p text:style-name="P5">Hot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3" draw:layer="layout" svg:width="1.8cm" svg:height="1.092cm" svg:x="2cm" svg:y="9.808cm">
          <text:p text:style-name="P1">Go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47" draw:text-style-name="P3" draw:layer="layout" svg:width="8.77cm" svg:height="9.77cm" svg:x="7.896cm" svg:y="19.015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4" draw:layer="layout" svg:x1="16.666cm" svg:y1="28.786cm" svg:x2="7.896cm" svg:y2="19.015cm">
              <text:p/>
            </draw:line>
            <draw:line draw:style-name="gr3" draw:text-style-name="P4" draw:layer="layout" svg:x1="7.902cm" svg:y1="28.8cm" svg:x2="16.662cm" svg:y2="19cm">
              <text:p/>
            </draw:line>
          </draw:g>
          <draw:line draw:style-name="gr29" draw:text-style-name="P4" draw:layer="layout" svg:x1="6.8cm" svg:y1="30.3cm" svg:x2="27.75cm" svg:y2="30.3cm">
            <text:p/>
          </draw:line>
          <draw:custom-shape draw:style-name="gr48" draw:text-style-name="P12" draw:layer="layout" svg:width="9.257cm" svg:height="1.7cm" svg:x="17.397cm" svg:y="19.1cm">
            <text:p text:style-name="P1">Hotel Name: (stars)</text:p>
            <text:p text:style-name="P1">City - Countr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3" draw:layer="layout" svg:width="8.445cm" svg:height="1.092cm" svg:x="17.803cm" svg:y="21.5cm">
            <text:p text:style-name="P1">Price: £000.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3" draw:layer="layout" svg:width="8.445cm" svg:height="1.092cm" svg:x="17.803cm" svg:y="23.2cm">
            <text:p text:style-name="P1">Deal: 30% Off!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3" draw:layer="layout" svg:width="8.445cm" svg:height="1.092cm" svg:x="17.803cm" svg:y="24.7cm">
            <text:p text:style-name="P1">Number of night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3" draw:layer="layout" svg:width="8.445cm" svg:height="1.092cm" svg:x="17.803cm" svg:y="26.3cm">
            <text:p text:style-name="P1">Deal Available from: 00/00/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3" draw:layer="layout" svg:width="8.445cm" svg:height="1.092cm" svg:x="17.803cm" svg:y="27.7cm">
            <text:p text:style-name="P1">Deal Available till: 00/00/00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4" draw:display-name="Transparency 4" draw:style="ellipsoid" draw:cx="50%" draw:cy="50%" draw:start="100%" draw:end="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20:16:31.796780000</meta:creation-date>
    <dc:date>2017-06-17T11:04:39.650503000</dc:date>
    <meta:editing-duration>PT16H1M13S</meta:editing-duration>
    <meta:editing-cycles>77</meta:editing-cycles>
    <meta:generator>LibreOffice/5.2.6.2$MacOSX_X86_64 LibreOffice_project/a3100ed2409ebf1c212f5048fbe377c281438fdc</meta:generator>
    <meta:print-date>2017-06-15T20:49:22.054798000</meta:print-date>
    <meta:document-statistic meta:object-count="253"/>
  </office:meta>
</office:document-meta>
</file>